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20" style:family="paragraph" style:parent-style-name="Standard">
      <style:paragraph-properties fo:text-align="start" style:justify-single-word="false"/>
      <style:text-properties fo:font-size="15pt" officeooo:rsid="000f77ff" officeooo:paragraph-rsid="000f77ff" style:font-size-asian="15pt" style:font-size-complex="15pt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.3</text:p>
      <text:p text:style-name="P5"/>
      <text:p text:style-name="P20">Name:Ashish Mankar</text:p>
      <text:p text:style-name="P20">Roll No:80121</text:p>
      <text:p text:style-name="P20">Group:KD-4</text:p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19:56:15.819580398</dc:date>
    <meta:editing-duration>PT1H27M59S</meta:editing-duration>
    <meta:editing-cycles>9</meta:editing-cycles>
    <meta:generator>LibreOffice/7.3.7.2$Linux_X86_64 LibreOffice_project/30$Build-2</meta:generator>
    <meta:document-statistic meta:table-count="0" meta:image-count="21" meta:object-count="0" meta:page-count="5" meta:paragraph-count="31" meta:word-count="210" meta:character-count="1411" meta:non-whitespace-character-count="1234"/>
  </office:meta>
</office:document-meta>
</file>